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85f40" officeooo:paragraph-rsid="00320cef"/>
    </style:style>
    <style:style style:name="P2" style:family="paragraph" style:parent-style-name="Standard">
      <style:text-properties fo:font-style="italic" officeooo:rsid="00320cef" officeooo:paragraph-rsid="00320cef" style:font-style-asian="italic" style:font-style-complex="italic"/>
    </style:style>
    <style:style style:name="P3" style:family="paragraph" style:parent-style-name="Standard">
      <style:text-properties fo:font-style="italic" officeooo:rsid="00320cef" officeooo:paragraph-rsid="008dca1f" style:font-style-asian="italic" style:font-style-complex="italic"/>
    </style:style>
    <style:style style:name="P4" style:family="paragraph" style:parent-style-name="Standard">
      <style:text-properties fo:font-style="italic" officeooo:rsid="00320cef" officeooo:paragraph-rsid="0033cd37" style:font-style-asian="italic" style:font-style-complex="italic"/>
    </style:style>
    <style:style style:name="P5" style:family="paragraph" style:parent-style-name="Standard">
      <style:text-properties fo:font-style="italic" officeooo:rsid="00181e1c" officeooo:paragraph-rsid="00181e1c" style:font-style-asian="italic" style:font-style-complex="italic"/>
    </style:style>
    <style:style style:name="P6" style:family="paragraph" style:parent-style-name="Standard">
      <style:text-properties fo:font-style="italic" officeooo:rsid="0034fe41" officeooo:paragraph-rsid="00320cef" style:font-style-asian="italic" style:font-style-complex="italic"/>
    </style:style>
    <style:style style:name="P7" style:family="paragraph" style:parent-style-name="Standard">
      <style:text-properties officeooo:rsid="00105d6d" officeooo:paragraph-rsid="00105d6d"/>
    </style:style>
    <style:style style:name="P8" style:family="paragraph" style:parent-style-name="Standard">
      <style:text-properties officeooo:rsid="0035526d" officeooo:paragraph-rsid="0099bf59"/>
    </style:style>
    <style:style style:name="P9" style:family="paragraph" style:parent-style-name="Standard">
      <style:text-properties officeooo:rsid="0035526d" officeooo:paragraph-rsid="00aaff50"/>
    </style:style>
    <style:style style:name="P10" style:family="paragraph" style:parent-style-name="Standard">
      <style:text-properties officeooo:rsid="009b882a" officeooo:paragraph-rsid="009cfacd"/>
    </style:style>
    <style:style style:name="P11" style:family="paragraph" style:parent-style-name="Standard">
      <style:text-properties officeooo:rsid="009b882a" officeooo:paragraph-rsid="009b882a"/>
    </style:style>
    <style:style style:name="P12" style:family="paragraph" style:parent-style-name="Standard">
      <style:text-properties officeooo:rsid="009ce401" officeooo:paragraph-rsid="009ce401"/>
    </style:style>
    <style:style style:name="P13" style:family="paragraph" style:parent-style-name="Standard">
      <style:text-properties officeooo:rsid="001671fc" officeooo:paragraph-rsid="00320cef"/>
    </style:style>
    <style:style style:name="P14" style:family="paragraph" style:parent-style-name="Standard">
      <style:text-properties officeooo:rsid="0099bf59" officeooo:paragraph-rsid="0099bf59"/>
    </style:style>
    <style:style style:name="P15" style:family="paragraph" style:parent-style-name="Standard">
      <style:text-properties officeooo:rsid="009dfa26" officeooo:paragraph-rsid="009dfa26"/>
    </style:style>
    <style:style style:name="P16" style:family="paragraph" style:parent-style-name="Standard">
      <style:text-properties officeooo:rsid="009dfa26" officeooo:paragraph-rsid="009cfacd"/>
    </style:style>
    <style:style style:name="P17" style:family="paragraph" style:parent-style-name="Standard">
      <style:text-properties officeooo:rsid="009f9676" officeooo:paragraph-rsid="009f9676"/>
    </style:style>
    <style:style style:name="P18" style:family="paragraph" style:parent-style-name="Standard">
      <style:text-properties officeooo:rsid="00a02ba0" officeooo:paragraph-rsid="00a02ba0"/>
    </style:style>
    <style:style style:name="P19" style:family="paragraph" style:parent-style-name="Standard">
      <style:text-properties officeooo:rsid="00a5e517" officeooo:paragraph-rsid="00a5e517"/>
    </style:style>
    <style:style style:name="P20" style:family="paragraph" style:parent-style-name="Standard">
      <style:text-properties officeooo:rsid="00a5e517" officeooo:paragraph-rsid="009dfa26"/>
    </style:style>
    <style:style style:name="P21" style:family="paragraph" style:parent-style-name="Standard">
      <style:text-properties officeooo:rsid="009b2808" officeooo:paragraph-rsid="009b4774"/>
    </style:style>
    <style:style style:name="P22" style:family="paragraph" style:parent-style-name="Standard">
      <style:text-properties officeooo:rsid="00ad6ec2" officeooo:paragraph-rsid="00ad6ec2"/>
    </style:style>
    <style:style style:name="P23" style:family="paragraph" style:parent-style-name="Standard">
      <style:text-properties officeooo:rsid="00ac384b" officeooo:paragraph-rsid="00ad6ec2"/>
    </style:style>
    <style:style style:name="P24" style:family="paragraph" style:parent-style-name="Standard">
      <style:text-properties officeooo:rsid="00aefc8b" officeooo:paragraph-rsid="00aefc8b"/>
    </style:style>
    <style:style style:name="P25" style:family="paragraph" style:parent-style-name="Standard" style:list-style-name="L1">
      <style:text-properties officeooo:rsid="00358006" officeooo:paragraph-rsid="0099bf59"/>
    </style:style>
    <style:style style:name="P26" style:family="paragraph" style:parent-style-name="Standard" style:list-style-name="L1">
      <style:text-properties officeooo:rsid="0099bf59" officeooo:paragraph-rsid="0099bf59"/>
    </style:style>
    <style:style style:name="P27" style:family="paragraph" style:parent-style-name="Standard" style:list-style-name="L1">
      <style:text-properties officeooo:rsid="009b2808" officeooo:paragraph-rsid="009b2808"/>
    </style:style>
    <style:style style:name="P28" style:family="paragraph" style:parent-style-name="Standard" style:list-style-name="L1">
      <style:text-properties officeooo:rsid="00a8e7d4" officeooo:paragraph-rsid="00a8e7d4"/>
    </style:style>
    <style:style style:name="P29" style:family="paragraph" style:parent-style-name="Standard" style:list-style-name="L1">
      <style:text-properties officeooo:rsid="009b0406" officeooo:paragraph-rsid="00a8e7d4"/>
    </style:style>
    <style:style style:name="P30" style:family="paragraph" style:parent-style-name="Standard" style:list-style-name="L1">
      <style:text-properties officeooo:rsid="00a8ed70" officeooo:paragraph-rsid="00a8ed70"/>
    </style:style>
    <style:style style:name="P31" style:family="paragraph" style:parent-style-name="Standard" style:list-style-name="L1">
      <style:text-properties officeooo:rsid="009b882a" officeooo:paragraph-rsid="00aaff50"/>
    </style:style>
    <style:style style:name="P32" style:family="paragraph" style:parent-style-name="Standard" style:list-style-name="L1">
      <style:text-properties fo:font-weight="bold" officeooo:rsid="009b882a" officeooo:paragraph-rsid="009b882a" style:font-weight-asian="bold" style:font-weight-complex="bold"/>
    </style:style>
    <style:style style:name="P33" style:family="paragraph" style:parent-style-name="Standard" style:list-style-name="L1">
      <style:text-properties fo:font-weight="bold" officeooo:rsid="009ce401" officeooo:paragraph-rsid="00aaff50" style:font-weight-asian="bold" style:font-weight-complex="bold"/>
    </style:style>
    <style:style style:name="P34" style:family="paragraph" style:parent-style-name="Standard">
      <style:text-properties fo:font-weight="bold" officeooo:rsid="00ad6ec2" officeooo:paragraph-rsid="00ad6ec2" style:font-weight-asian="bold" style:font-weight-complex="bold"/>
    </style:style>
    <style:style style:name="P35" style:family="paragraph" style:parent-style-name="Standard" style:list-style-name="L1">
      <style:text-properties fo:font-weight="bold" officeooo:rsid="00afbad3" officeooo:paragraph-rsid="00b0ca11" style:font-weight-asian="bold" style:font-weight-complex="bold"/>
    </style:style>
    <style:style style:name="P36" style:family="paragraph" style:parent-style-name="Standard" style:list-style-name="L1">
      <style:text-properties officeooo:rsid="00a02ba0" officeooo:paragraph-rsid="00aaff50"/>
    </style:style>
    <style:style style:name="P37" style:family="paragraph" style:parent-style-name="Standard" style:list-style-name="L1">
      <style:text-properties officeooo:rsid="009cfacd" officeooo:paragraph-rsid="009cfacd"/>
    </style:style>
    <style:style style:name="P38" style:family="paragraph" style:parent-style-name="Standard" style:list-style-name="L1">
      <style:text-properties officeooo:rsid="00a3ec93" officeooo:paragraph-rsid="00a3ec93"/>
    </style:style>
    <style:style style:name="P39" style:family="paragraph" style:parent-style-name="Standard">
      <style:text-properties officeooo:rsid="00ad6ec2" officeooo:paragraph-rsid="00ad6ec2"/>
    </style:style>
    <style:style style:name="P40" style:family="paragraph" style:parent-style-name="Standard" style:list-style-name="L2">
      <style:text-properties fo:font-style="italic" officeooo:rsid="00320cef" officeooo:paragraph-rsid="00320cef" style:font-style-asian="italic" style:font-style-complex="italic"/>
    </style:style>
    <style:style style:name="P41" style:family="paragraph" style:parent-style-name="Standard" style:list-style-name="L2">
      <style:text-properties fo:font-style="italic" officeooo:rsid="00320cef" officeooo:paragraph-rsid="00349f07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320cef" officeooo:paragraph-rsid="00ab4e7b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a8ed70" officeooo:paragraph-rsid="00a8ed70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9cfacd" officeooo:paragraph-rsid="00ac384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9cfacd" officeooo:paragraph-rsid="009cfacd" style:font-style-asian="italic" style:font-style-complex="italic"/>
    </style:style>
    <style:style style:name="P46" style:family="paragraph" style:parent-style-name="Standard" style:list-style-name="L2">
      <style:text-properties fo:font-style="italic" officeooo:rsid="009cfacd" officeooo:paragraph-rsid="00ab4e7b" style:font-style-asian="italic" style:font-style-complex="italic"/>
    </style:style>
    <style:style style:name="P47" style:family="paragraph" style:parent-style-name="Standard" style:list-style-name="L2">
      <style:text-properties fo:font-style="italic" officeooo:rsid="009d15d0" officeooo:paragraph-rsid="00ac384b" style:font-style-asian="italic" style:font-style-complex="italic"/>
    </style:style>
    <style:style style:name="P48" style:family="paragraph" style:parent-style-name="Standard" style:list-style-name="L2">
      <style:text-properties fo:font-style="italic" officeooo:rsid="00ac384b" officeooo:paragraph-rsid="00ac384b" style:font-style-asian="italic" style:font-style-complex="italic"/>
    </style:style>
    <style:style style:name="P49" style:family="paragraph" style:parent-style-name="Standard" style:list-style-name="L2">
      <style:text-properties fo:font-style="italic" officeooo:rsid="0033cd37" officeooo:paragraph-rsid="0033cd37" style:font-style-asian="italic" style:font-style-complex="italic"/>
    </style:style>
    <style:style style:name="P50" style:family="paragraph" style:parent-style-name="Standard" style:list-style-name="L2">
      <style:text-properties fo:font-style="italic" officeooo:rsid="00ab4e7b" officeooo:paragraph-rsid="00ab4e7b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0cef" style:font-weight-asian="bold" style:font-weight-complex="bold"/>
    </style:style>
    <style:style style:name="T3" style:family="text">
      <style:text-properties fo:font-weight="bold" officeooo:rsid="0099bf59" style:font-weight-asian="bold" style:font-weight-complex="bold"/>
    </style:style>
    <style:style style:name="T4" style:family="text">
      <style:text-properties fo:font-weight="bold" officeooo:rsid="00a93d62" style:font-weight-asian="bold" style:font-weight-complex="bold"/>
    </style:style>
    <style:style style:name="T5" style:family="text">
      <style:text-properties fo:font-weight="bold" officeooo:rsid="00a02ba0" style:font-weight-asian="bold" style:font-weight-complex="bold"/>
    </style:style>
    <style:style style:name="T6" style:family="text">
      <style:text-properties fo:font-weight="bold" officeooo:rsid="00a3ec93" style:font-weight-asian="bold" style:font-weight-complex="bold"/>
    </style:style>
    <style:style style:name="T7" style:family="text">
      <style:text-properties fo:font-weight="bold" officeooo:rsid="009ce401" style:font-weight-asian="bold" style:font-weight-complex="bold"/>
    </style:style>
    <style:style style:name="T8" style:family="text">
      <style:text-properties fo:font-weight="bold" officeooo:rsid="00aaff50" style:font-weight-asian="bold" style:font-weight-complex="bold"/>
    </style:style>
    <style:style style:name="T9" style:family="text">
      <style:text-properties fo:font-weight="bold" officeooo:rsid="00ad6ec2" style:font-weight-asian="bold" style:font-weight-complex="bold"/>
    </style:style>
    <style:style style:name="T10" style:family="text">
      <style:text-properties officeooo:rsid="0033cd37"/>
    </style:style>
    <style:style style:name="T11" style:family="text">
      <style:text-properties officeooo:rsid="00343aa7"/>
    </style:style>
    <style:style style:name="T12" style:family="text">
      <style:text-properties officeooo:rsid="004ee0ce"/>
    </style:style>
    <style:style style:name="T13" style:family="text">
      <style:text-properties officeooo:rsid="00817d3e"/>
    </style:style>
    <style:style style:name="T14" style:family="text">
      <style:text-properties officeooo:rsid="0099bf59"/>
    </style:style>
    <style:style style:name="T15" style:family="text">
      <style:text-properties officeooo:rsid="009b0406"/>
    </style:style>
    <style:style style:name="T16" style:family="text">
      <style:text-properties officeooo:rsid="009b2808"/>
    </style:style>
    <style:style style:name="T17" style:family="text">
      <style:text-properties officeooo:rsid="009b882a"/>
    </style:style>
    <style:style style:name="T18" style:family="text">
      <style:text-properties officeooo:rsid="009cfacd"/>
    </style:style>
    <style:style style:name="T19" style:family="text">
      <style:text-properties officeooo:rsid="009d15d0"/>
    </style:style>
    <style:style style:name="T20" style:family="text">
      <style:text-properties officeooo:rsid="009dfa26"/>
    </style:style>
    <style:style style:name="T21" style:family="text">
      <style:text-properties officeooo:rsid="00a02ba0"/>
    </style:style>
    <style:style style:name="T22" style:family="text">
      <style:text-properties officeooo:rsid="00a106bd"/>
    </style:style>
    <style:style style:name="T23" style:family="text">
      <style:text-properties officeooo:rsid="00a3ec93"/>
    </style:style>
    <style:style style:name="T24" style:family="text">
      <style:text-properties officeooo:rsid="00a5e517"/>
    </style:style>
    <style:style style:name="T25" style:family="text">
      <style:text-properties officeooo:rsid="00a8e7d4"/>
    </style:style>
    <style:style style:name="T26" style:family="text">
      <style:text-properties officeooo:rsid="00a8ed70"/>
    </style:style>
    <style:style style:name="T27" style:family="text">
      <style:text-properties officeooo:rsid="00a93d62"/>
    </style:style>
    <style:style style:name="T28" style:family="text">
      <style:text-properties fo:font-weight="normal" officeooo:rsid="00a93d62" style:font-weight-asian="normal" style:font-weight-complex="normal"/>
    </style:style>
    <style:style style:name="T29" style:family="text">
      <style:text-properties fo:font-weight="normal" officeooo:rsid="00b0ca11" style:font-weight-asian="normal" style:font-weight-complex="normal"/>
    </style:style>
    <style:style style:name="T30" style:family="text">
      <style:text-properties officeooo:rsid="00aaff50"/>
    </style:style>
    <style:style style:name="T31" style:family="text">
      <style:text-properties officeooo:rsid="00ab4e7b"/>
    </style:style>
    <style:style style:name="T32" style:family="text">
      <style:text-properties officeooo:rsid="00ac384b"/>
    </style:style>
    <style:style style:name="T33" style:family="text">
      <style:text-properties officeooo:rsid="00ad6ec2"/>
    </style:style>
    <style:style style:name="T34" style:family="text">
      <style:text-properties officeooo:rsid="00aefc8b"/>
    </style:style>
    <style:style style:name="T35" style:family="text">
      <style:text-properties officeooo:rsid="00b0ca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.</text:p>
      <text:p text:style-name="P7"><text:s text:c="3"/><text:span text:style-name="T3"><text:s/></text:span><text:span text:style-name="T4">Test</text:span><text:span text:style-name="T5"> </text:span><text:span text:style-name="T3">Board </text:span><text:span text:style-name="T4">für</text:span><text:span text:style-name="T3"> Arduino „NANO</text:span><text:span text:style-name="T4">s</text:span><text:span text:style-name="T3">“ </text:span><text:span text:style-name="T4">mit</text:span><text:span text:style-name="T3"> ILI9341, </text:span><text:span text:style-name="T6">ILI9488</text:span><text:span text:style-name="T3">-</text:span><text:span text:style-name="T4">bzw. ST7735 </text:span><text:span text:style-name="T3">SPI-Display</text:span></text:p>
      <text:p text:style-name="P7"/>
      <text:p text:style-name="P14">Bei vielen meiner Projekte <text:s/>verwende ich den Arduino NANO <text:span text:style-name="T23">oder Pin-kompatible </text:span><text:span text:style-name="T24">Prozessoren </text:span>mit dem <text:span text:style-name="T23">TFT-</text:span><text:span text:style-name="T25">Farb-</text:span>Display ILI9341 <text:span text:style-name="T23">bzw. ILI9488</text:span> <text:span text:style-name="T25">bzw. ST7735 </text:span>aus folgenden Gründen:</text:p>
      <text:p text:style-name="P8"><text:s text:c="2"/></text:p>
      <text:list xml:id="list1186692029" text:style-name="L1">
        <text:list-item>
          <text:p text:style-name="P25"><text:span text:style-name="T26">Existenz v</text:span><text:span text:style-name="T14">iele</text:span><text:span text:style-name="T27">r</text:span><text:span text:style-name="T14"> Bibliotheken (libs) mit zahlreichen</text:span><text:span text:style-name="T16"> </text:span><text:span text:style-name="T27">B</text:span><text:span text:style-name="T14">eispielen </text:span><text:span text:style-name="T27">für Prozessor und Display</text:span></text:p>
        </text:list-item>
        <text:list-item>
          <text:p text:style-name="P26"><text:span text:style-name="T26">kompaktes Board </text:span><text:span text:style-name="T27">mit</text:span><text:span text:style-name="T21"> </text:span>relativ grosse<text:span text:style-name="T27">r</text:span> Anzahl herausgeführter Pins <text:span text:style-name="T23">für andere Funktionen</text:span>,</text:p>
        </text:list-item>
        <text:list-item>
          <text:p text:style-name="P25"><text:span text:style-name="T14">leicht beschaff</text:span><text:span text:style-name="T15">bar / </text:span><text:span text:style-name="T24">preisgünstig</text:span></text:p>
        </text:list-item>
        <text:list-item>
          <text:p text:style-name="P27"><text:span text:style-name="T17">Existenz von „</text:span><text:span text:style-name="T27">NANO“ </text:span><text:s/>Boards mit anderem Processor mit NANO-“Pin-mapping“</text:p>
        </text:list-item>
        <text:list-item>
          <text:p text:style-name="P28">mit HW-SPI ist das Display -auch am NANO – relativ schnell</text:p>
        </text:list-item>
        <text:list-item>
          <text:p text:style-name="P28">die SPI-Displays ILI9341, ILI9488 und ST7735 haben gleiche/ähnliche Pinbelegung </text:p>
        </text:list-item>
        <text:list-item>
          <text:p text:style-name="P29">unterschiedliche Displaygrössen <text:span text:style-name="T25">(1.8“,2,4“,2.8“,3.2“.3.5“,4“) </text:span>(mit/ohne Touch) <text:span text:style-name="T21">erhältlich</text:span></text:p>
        </text:list-item>
        <text:list-item>
          <text:p text:style-name="P30">unterschiedliche Auflösungen (1<text:span text:style-name="T27">28</text:span>x<text:span text:style-name="T27">16</text:span>0), (240x320), (320x 400)</text:p>
        </text:list-item>
      </text:list>
      <text:p text:style-name="P11"/>
      <text:p text:style-name="P11">mittlerweile sind zum <text:span text:style-name="T26">Arduino-</text:span>NANO pinkompatible Boards erhältlich, z.B. :</text:p>
      <text:p text:style-name="P9"><text:s text:c="2"/></text:p>
      <text:list xml:id="list12750310836094" text:continue-numbering="true" text:style-name="L1">
        <text:list-item>
          <text:p text:style-name="P31"><text:span text:style-name="T1">LGT8F328P----»</text:span><text:span text:style-name="T4">M</text:span>ini EVB <text:span text:style-name="T21">Nano styl</text:span><text:span text:style-name="T5">e“, </text:span><text:span text:style-name="T28">Prozessor:</text:span><text:span text:style-name="T4"> modifzierter AT</text:span><text:span text:style-name="T8">M</text:span><text:span text:style-name="T4">ega328</text:span></text:p>
        </text:list-item>
        <text:list-item>
          <text:p text:style-name="P31"><text:span text:style-name="T4">Arduino EVERY: <text:s text:c="36"/></text:span><text:span text:style-name="T28">Prozessor</text:span><text:span text:style-name="T4">: ATMega4809</text:span></text:p>
        </text:list-item>
        <text:list-item>
          <text:p text:style-name="P32">Arduino NANO ESP32 <text:s text:c="26"/>,<text:span text:style-name="T28">Prozessor: </text:span><text:span text:style-name="T27">ESP32</text:span></text:p>
        </text:list-item>
        <text:list-item>
          <text:p text:style-name="P35">Arduino NANO 33 BLE <text:s text:c="24"/>,<text:span text:style-name="T28">Prozessor: </text:span><text:span text:style-name="T35">nRF52840</text:span></text:p>
        </text:list-item>
        <text:list-item>
          <text:p text:style-name="P33">Arduino NANO 33 IOT <text:s text:c="24"/>, <text:span text:style-name="T28">Prozessor:</text:span><text:span text:style-name="T30"> M0+SAMD21</text:span></text:p>
        </text:list-item>
        <text:list-item>
          <text:p text:style-name="P36"><text:span text:style-name="T7">Arduino </text:span><text:span text:style-name="T8">NANO RP2040 Connect <text:s text:c="9"/>,</text:span><text:span text:style-name="T28">Prozessor: </text:span><text:span text:style-name="T8">RP2040</text:span></text:p>
        </text:list-item>
      </text:list>
      <text:p text:style-name="P12"/>
      <text:p text:style-name="P12">Die neueren Boa<text:span text:style-name="T23">r</text:span>ds sind dann ehe<text:span text:style-name="T20">r</text:span> auf 3,3 V Logik ausgerichtet bzw. <text:span text:style-name="T24">z.T. </text:span>umlötbar.</text:p>
      <text:p text:style-name="P12"/>
      <text:p text:style-name="P12">Als Entwickler möchte ich eigentlich möglichst schnell zur Anwendung kommen und <text:span text:style-name="T20">m</text:span>ich nicht </text:p>
      <text:p text:style-name="P12">mit den Logik-Leveln rumschlagen , sondern den Prozessor und das Display auf ein</text:p>
      <text:p text:style-name="P12">Board setzen und mit der Entwicklung loslegen., <text:span text:style-name="T21">möglichst ohne </text:span><text:span text:style-name="T20">viele Leitugen zu verlegen. </text:span></text:p>
      <text:p text:style-name="P12"/>
      <text:p text:style-name="P12">Daher habe ich dieses Board entwickelt, auf dem Steckfassungen für das Display und das „<text:span text:style-name="T18">NANO“</text:span>-Board angeordnet sind und zusätzlich noch S<text:span text:style-name="T18">t</text:span>eck Buchsen für:</text:p>
      <text:list xml:id="list12750240620670" text:continue-numbering="true" text:style-name="L1">
        <text:list-item>
          <text:p text:style-name="P37">einen DUAL-DAC MCP48x2</text:p>
        </text:list-item>
        <text:list-item>
          <text:p text:style-name="P37">bis zu vier Drehencoder <text:span text:style-name="T34">(</text:span> bzw. Potis<text:span text:style-name="T34">)</text:span>,</text:p>
        </text:list-item>
        <text:list-item>
          <text:p text:style-name="P37">vier Druck<text:span text:style-name="T23">taster</text:span></text:p>
        </text:list-item>
        <text:list-item>
          <text:p text:style-name="P37">vier LED Anzeigen</text:p>
        </text:list-item>
        <text:list-item>
          <text:p text:style-name="P37">ein Mini-Breadboard </text:p>
        </text:list-item>
        <text:list-item>
          <text:p text:style-name="P38">negative Sapnnungsquelle(-5V / ca 100mA) <text:span text:style-name="T34">für Oper.verstärker</text:span></text:p>
        </text:list-item>
      </text:list>
      <text:p text:style-name="P16"/>
      <text:p text:style-name="P18">Das SPI-Display <text:span text:style-name="T23">( ILI9341, ILI9488, </text:span><text:span text:style-name="T25">ST7735</text:span><text:span text:style-name="T23">) wird direkt auf das Board gesteckt , auf dem </text:span><text:span text:style-name="T24">sich </text:span><text:span text:style-name="T23">die Verdrahtung </text:span><text:span text:style-name="T24">für die Spannungsversorgung und die SPI-Anschlüsse (CS (Chipselect) an D10, DC (Data/Control) an D9) <text:s/></text:span><text:span text:style-name="T26">des Displays</text:span><text:span text:style-name="T23"> </text:span><text:span text:style-name="T24">befindet</text:span>. Die Touch Pins und die SD-Karten Pins <text:span text:style-name="T24">des Displays s</text:span>ind auf Buchsenleisten herausgeführt, <text:span text:style-name="T24">ebenso wie </text:span><text:span text:style-name="T26">alle</text:span><text:span text:style-name="T24"> Prozessor-Pins</text:span>.</text:p>
      <text:p text:style-name="P19"/>
      <text:p text:style-name="P19">Es sind Displays in den Grössen <text:span text:style-name="T25">1.8“(ST7735), </text:span>2.4, 2.8 , 3.2“ (ILI9341) bzw. 3.5, 4.0“ (ILI9488) verwendbar.</text:p>
      <text:p text:style-name="P20"/>
      <text:p text:style-name="P15"/>
      <text:p text:style-name="P17">Alles <text:span text:style-name="T21">ist </text:span>auf einer einlagigen Platine im Europa-Fo<text:span text:style-name="T26">r</text:span>mat (160x100) <text:span text:style-name="T21">untergebracht</text:span>.</text:p>
      <text:p text:style-name="P17"><text:soft-page-break/>Die Stromversorgung des Boards <text:span text:style-name="T34">und die Programmierung </text:span>erfolgt vom PC / Notebook über ein USB-Kabel, der Strom ist <text:span text:style-name="T21">mit</text:span> <text:s/>500 mA abgesichert.</text:p>
      <text:p text:style-name="P24">Ist die Programmierung abgeschlossen, kann das Board auch über eine USB Powerbank betrieben werden.</text:p>
      <text:p text:style-name="P24"/>
      <text:p text:style-name="P24">Nur für grössere Verbraucher (Servos, Motoren, Relais,…) wird eine zusätzliche entsprechend</text:p>
      <text:p text:style-name="P24">dimensionierte Spannungsversorgung benötigt.</text:p>
      <text:p text:style-name="P17"/>
      <text:p text:style-name="P17"><text:span text:style-name="T33">Von</text:span> diesem „Main“ Board sind die „NANO“ Boards zur Programmierung über kurze USB Kabel <text:span text:style-name="T33">v</text:span>erbunden, je nach Board mit Mini-USB (NANO), Micro-USB (Arduino EVERY, LTG8F328) oder</text:p>
      <text:p text:style-name="P17">USB-C (LGT8F328 (blaue Platine),.</text:p>
      <text:p text:style-name="P17"/>
      <text:p text:style-name="P18">Zu dem Board gibt es KiCad-files (KiCad 7.0) und ein Blockdiagramm (DrawIO), <text:span text:style-name="T22">auch als pdf</text:span>.</text:p>
      <text:p text:style-name="P18"/>
      <text:p text:style-name="P22">Ausserdem gibt es noch zwei Adapter-Platinen für</text:p>
      <text:p text:style-name="P22">den <text:s/></text:p>
      <text:p text:style-name="P34"><text:s text:c="12"/>Adafruit-Metro Mini 328</text:p>
      <text:p text:style-name="P22"><text:s text:c="3"/></text:p>
      <text:p text:style-name="P22">und den</text:p>
      <text:p text:style-name="P23"/>
      <text:p text:style-name="P23"><text:s text:c="11"/><text:span text:style-name="T1"><text:s/></text:span><text:span text:style-name="T9">Raspberry PICO RP2040 (W)</text:span> </text:p>
      <text:p text:style-name="P23"><text:s text:c="2"/><text:span text:style-name="T33">Ausserdem werden </text:span>Testprogramme zu den einzelnen Boards und Displays beigefügt.</text:p>
      <text:p text:style-name="P10"/>
      <text:p text:style-name="P21"/>
      <text:p text:style-name="P1"><text:s text:c="3"/><text:span text:style-name="T2">Hardware-Komponenten</text:span></text:p>
      <text:p text:style-name="P5"/>
      <text:p text:style-name="P2">hier sind jetzt nur die wesen<text:span text:style-name="T33">t</text:span>lichen Komponenten / Module aufgeführt, die Details kann man den KiCad Stüc<text:span text:style-name="T11">k</text:span>listen entnehmen.</text:p>
      <text:p text:style-name="P2"/>
      <text:list xml:id="list4236707125" text:style-name="L2">
        <text:list-item>
          <text:p text:style-name="P40">ILI9341 <text:span text:style-name="T10">SPI</text:span>-Display (<text:span text:style-name="T18">2.4“, 2.8“ oder </text:span>3.2“) <text:span text:style-name="T12">(Touch </text:span><text:span text:style-name="T18">bzw ohne Touch</text:span><text:span text:style-name="T12">) </text:span><text:span text:style-name="T26">(240x320 Pixel)</text:span></text:p>
        </text:list-item>
        <text:list-item>
          <text:p text:style-name="P43">bzw ILI9488 Display (3,5“ bzw. 4.0“) <text:s/><text:span text:style-name="T12">(Touch </text:span><text:span text:style-name="T18">bzw ohne Touch</text:span><text:span text:style-name="T12">) </text:span>(320x400 Pixel)</text:p>
        </text:list-item>
        <text:list-item>
          <text:p text:style-name="P43">bzw. ST7735 Display<text:span text:style-name="T27">( 1.8“) <text:s/></text:span><text:span text:style-name="T33">ohne</text:span><text:span text:style-name="T27"> Touch (128x160 Pixel)</text:span></text:p>
        </text:list-item>
        <text:list-item>
          <text:p text:style-name="P41">Arduino NANO <text:s/><text:span text:style-name="T19">oder Varianten gleicher Pin-Belegung</text:span> </text:p>
        </text:list-item>
        <text:list-item>
          <text:p text:style-name="P44">USB <text:span text:style-name="T32">C</text:span> Buchse <text:span text:style-name="T32">zur Verbindung PC/Notebbok</text:span></text:p>
        </text:list-item>
        <text:list-item>
          <text:p text:style-name="P47"><text:span text:style-name="T18">USB-A-Buchse</text:span><text:span text:style-name="T32">zur Verbindung zum Prozesorboard</text:span></text:p>
        </text:list-item>
        <text:list-item>
          <text:p text:style-name="P48">je nach Prozessorboard kurzes USB-Kabel mit mini-, micro USB-Stecker / USB-C-Stecker</text:p>
        </text:list-item>
        <text:list-item>
          <text:p text:style-name="P45">diverse Buchsen<text:span text:style-name="T21">leisten</text:span> Raster 2.54 mm</text:p>
        </text:list-item>
        <text:list-item>
          <text:p text:style-name="P49">L<text:span text:style-name="T18">DO variabel ( </text:span><text:span text:style-name="T21">MC33269</text:span><text:span text:style-name="T18">) </text:span><text:span text:style-name="T32">für 3.7V aus 5V</text:span></text:p>
        </text:list-item>
        <text:list-item>
          <text:p text:style-name="P46">Schiebeschalter/Kippscahlter 1x UM)</text:p>
        </text:list-item>
        <text:list-item>
          <text:p text:style-name="P48">diverse Widerstände, Kondenatoren , <text:s/>Dioden <text:span text:style-name="T33">und Sicherungen</text:span></text:p>
        </text:list-item>
        <text:list-item>
          <text:p text:style-name="P50">optional:</text:p>
        </text:list-item>
        <text:list-item>
          <text:p text:style-name="P42"><text:s text:c="3"/><text:span text:style-name="T31">DualDAC </text:span>MCPM48<text:span text:style-name="T18">02, MCP4812, MCP4822 </text:span><text:span text:style-name="T31">(</text:span> <text:span text:style-name="T18">8, 10,</text:span><text:span text:style-name="T10">12 bit SPI </text:span></text:p>
        </text:list-item>
        <text:list-item>
          <text:p text:style-name="P47"><text:s text:c="3"/>1x DIL8-Fassung</text:p>
        </text:list-item>
        <text:list-item>
          <text:p text:style-name="P45"><text:s text:c="3"/>4xButtonSwitch</text:p>
        </text:list-item>
        <text:list-item>
          <text:p text:style-name="P45"><text:s text:c="3"/>4xLeds</text:p>
        </text:list-item>
        <text:list-item>
          <text:p text:style-name="P49"><text:span text:style-name="T12"><text:s text:c="3"/>Dreh-</text:span>Encoder <text:span text:style-name="T13">(</text:span><text:span text:style-name="T18">0-4</text:span><text:span text:style-name="T13"> Stück) <text:s/>??</text:span></text:p>
        </text:list-item>
        <text:list-item>
          <text:p text:style-name="P49"><text:s text:c="3"/><text:span text:style-name="T32">Mini-Bread-Board</text:span></text:p>
        </text:list-item>
        <text:list-item>
          <text:p text:style-name="P45"><text:s text:c="3"/>-<text:span text:style-name="T32">negatve Spannungsverorgung mit ICL7662 Modul</text:span></text:p>
        </text:list-item>
        <text:list-item>
          <text:p text:style-name="P45"><text:s text:c="2"/><text:span text:style-name="T33">Adapterboards für Adafruit Metro-Mini 328 / Raspberry PI RP2040</text:span></text:p>
        </text:list-item>
      </text:list>
      <text:p text:style-name="P4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line-break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0:47:12.215000000</meta:creation-date>
    <dc:date>2023-12-06T01:27:49.076000000</dc:date>
    <meta:editing-duration>PT4H26S</meta:editing-duration>
    <meta:editing-cycles>61</meta:editing-cycles>
    <meta:generator>LibreOffice/7.1.8.1$Windows_X86_64 LibreOffice_project/e1f30c802c3269a1d052614453f260e49458c82c</meta:generator>
    <meta:print-date>2023-02-10T14:11:35.299000000</meta:print-date>
    <meta:document-statistic meta:table-count="0" meta:image-count="0" meta:object-count="0" meta:page-count="3" meta:paragraph-count="71" meta:word-count="620" meta:character-count="4441" meta:non-whitespace-character-count="3727"/>
  </office:meta>
</office:document-meta>
</file>